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P11" style:family="paragraph" style:parent-style-name="Standard">
      <style:text-properties officeooo:rsid="003724a6" officeooo:paragraph-rsid="003724a6"/>
    </style:style>
    <style:style style:name="P12" style:family="paragraph" style:parent-style-name="Standard">
      <style:text-properties officeooo:paragraph-rsid="003724a6"/>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fo:font-weight="normal" officeooo:rsid="003724a6" style:font-weight-asian="normal" style:font-weight-complex="normal"/>
    </style:style>
    <style:style style:name="T31" style:family="text">
      <style:text-properties officeooo:rsid="00242e0e"/>
    </style:style>
    <style:style style:name="T32" style:family="text">
      <style:text-properties officeooo:rsid="002a07cd"/>
    </style:style>
    <style:style style:name="T33" style:family="text">
      <style:text-properties fo:font-variant="normal" fo:text-transform="none" fo:color="#551a8b" style:font-name="Verdana" fo:font-size="9.75pt" fo:letter-spacing="normal" fo:font-style="normal" fo:font-weight="normal"/>
    </style:style>
    <style:style style:name="T34" style:family="text">
      <style:text-properties fo:font-variant="normal" fo:text-transform="none" fo:color="#000000" style:font-name="Verdan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4">Information<text:span text:style-name="T31">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name of the theta file* and generate all the results data and save them in the folder given.</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12"><text:span text:style-name="T26">I</text:span><text:span text:style-name="T30">f you have the error concerning the griddata function, dowload natgrid at </text:span><text:a xlink:type="simple" xlink:href="http://sourceforge.net/projects/matplotlib/files%2Fmatplotlib-toolkits%2Fnatgrid-0.2/" office:target-frame-name="_top" xlink:show="replace"><text:span text:style-name="T33">http://sourceforge.net/projects/matplotlib/files%2Fmatplotlib-toolkits%2Fnatgrid-0.2/</text:span></text:a><text:span text:style-name="T34">.</text:span></text:p>
      <text:p text:style-name="P11">Then install it with the command 'sudo python setup.py install'.</text:p>
      <text:p text:style-name="P5"/>
      <text:p text:style-name="P5"><text:span text:style-name="T21">-(5): </text:span><text:span text:style-name="T22">plotTimeDistanceTarget: </text:span><text:span text:style-name="T27">This function plot the time to reach the target over the size of the target for different distances to the target.</text:span></text:p>
      <text:p text:style-name="P5"/>
      <text:p text:style-name="P5"><text:soft-page-break/><text:span text:style-name="T21">-(6): </text:span><text:span text:style-name="T22">plotFittsLaw: </text:span><text:span text:style-name="T28">This function run a linear regression to plot the fitts law.</text:span></text:p>
      <text:p text:style-name="P5"/>
      <text:p text:style-name="P5"><text:span text:style-name="T21">-(7): </text:span><text:span text:style-name="T23">plotPerfSizeDist: </text:span></text:p>
      <text:p text:style-name="P5"/>
      <text:p text:style-name="P5"><text:span text:style-name="T21">-(8): </text:span><text:span text:style-name="T24">plotMapTimeTrajectories: </text:span><text:span text:style-name="T29">This function plot, for all targets, the time map ie for each trajectories, the time to reach the target.</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2">This function run cmaes with the best theta available in the theta temporary file 'thetaSolTmp_target*x*. (exemple: …/Data/OptimisationResults/ResCma0.05/thetaSolTmp_target0.05).</text:span></text:p>
      <text:p text:style-name="P5"/>
      <text:p text:style-name="P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6T11:19:40.453400699</dc:date>
    <meta:editing-duration>PT20H56M25S</meta:editing-duration>
    <meta:editing-cycles>36</meta:editing-cycles>
    <meta:generator>LibreOffice/4.2.8.2$Linux_X86_64 LibreOffice_project/420m0$Build-2</meta:generator>
    <meta:document-statistic meta:table-count="0" meta:image-count="0" meta:object-count="0" meta:page-count="2" meta:paragraph-count="37" meta:word-count="494" meta:character-count="3638" meta:non-whitespace-character-count="3175"/>
  </office:meta>
</office:document-meta>
</file>